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3.56cm"/>
    </style:style>
    <style:style style:name="gr3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P5" style:family="paragraph">
      <style:paragraph-properties fo:text-align="center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0.635cm" svg:x="0.1cm" svg:y="0.1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6.35cm" svg:height="4.991cm" svg:x="0.1cm" svg:y="2.729cm">
          <draw:text-box>
            <text:p text:style-name="P3"><text:span text:style-name="T2">arrayIn</text:span></text:p>
            <text:p text:style-name="P3"><text:span text:style-name="T2">charIn</text:span></text:p>
            <text:p text:style-name="P3"><text:span text:style-name="T2">charOut</text:span></text:p>
            <text:p text:style-name="P3"><text:span text:style-name="T2">chars</text:span></text:p>
            <text:p text:style-name="P3"><text:span text:style-name="T2">close</text:span></text:p>
            <text:p text:style-name="P3"><text:span text:style-name="T2">lineIn</text:span></text:p>
            <text:p text:style-name="P3"><text:span text:style-name="T2">lineOut</text:span></text:p>
            <text:p text:style-name="P3"><text:span text:style-name="T2">lines</text:span></text:p>
            <text:p text:style-name="P3"><text:span text:style-name="T2">open</text:span></text:p>
            <text:p text:style-name="P3"><text:span text:style-name="T2">position</text:span></text:p>
          </draw:text-box>
        </draw:frame>
        <draw:line draw:style-name="gr3" draw:text-style-name="P5" draw:layer="layout" svg:x1="0.1cm" svg:y1="2.005cm" svg:x2="0.1cm" svg:y2="7.72cm">
          <text:p/>
        </draw:line>
        <draw:line draw:style-name="gr3" draw:text-style-name="P5" draw:layer="layout" svg:x1="6.45cm" svg:y1="7.72cm" svg:x2="0.1cm" svg:y2="7.72cm">
          <text:p/>
        </draw:line>
        <draw:custom-shape draw:style-name="gr1" draw:text-style-name="P2" draw:layer="layout" svg:width="6.35cm" svg:height="0.635cm" svg:x="0.1cm" svg:y="1.37cm">
          <text:p text:style-name="P1"><text:span text:style-name="T1">InputStream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3.275cm" svg:y1="0.735cm" svg:x2="3.275cm" svg:y2="1.37cm">
          <text:p/>
        </draw:line>
        <draw:line draw:style-name="gr3" draw:text-style-name="P5" draw:layer="layout" svg:x1="6.45cm" svg:y1="2.64cm" svg:x2="0.1cm" svg:y2="2.64cm">
          <text:p/>
        </draw:line>
        <draw:line draw:style-name="gr3" draw:text-style-name="P5" draw:layer="layout" svg:x1="6.45cm" svg:y1="2.005cm" svg:x2="6.45cm" svg:y2="7.7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6.55cm" fo:page-height="7.8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initial-creator>William Ashley</meta:initial-creator>
    <meta:creation-date>2007-06-19T13:48:44</meta:creation-date>
    <dc:creator>Jean Louis Faucher</dc:creator>
    <dc:date>2009-12-12T23:48:47.89</dc:date>
    <dc:language>en-US</dc:language>
    <meta:editing-cycles>11</meta:editing-cycles>
    <meta:editing-duration>PT00H34M34S</meta:editing-duration>
    <meta:document-statistic meta:object-count="8"/>
    <meta:user-defined meta:name="Info 1"/>
    <meta:user-defined meta:name="Info 2"/>
    <meta:user-defined meta:name="Info 3"/>
    <meta:user-defined meta:name="Info 4"/>
  </office:meta>
</office:document-meta>
</file>